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aece" officeooo:paragraph-rsid="0016aece"/>
    </style:style>
    <style:style style:name="P2" style:family="paragraph" style:parent-style-name="Standard">
      <style:text-properties officeooo:rsid="0018d3c2" officeooo:paragraph-rsid="0018d3c2"/>
    </style:style>
    <style:style style:name="P3" style:family="paragraph" style:parent-style-name="Standard">
      <style:text-properties officeooo:rsid="0018d3c2" officeooo:paragraph-rsid="00416fdd"/>
    </style:style>
    <style:style style:name="P4" style:family="paragraph" style:parent-style-name="Standard">
      <style:paragraph-properties fo:text-align="center" style:justify-single-word="false"/>
      <style:text-properties fo:font-size="16pt" officeooo:rsid="00230d81" officeooo:paragraph-rsid="00230d81" style:font-size-asian="16pt" style:font-size-complex="16pt"/>
    </style:style>
    <style:style style:name="P5" style:family="paragraph" style:parent-style-name="Standard">
      <style:paragraph-properties fo:text-align="end" style:justify-single-word="false"/>
      <style:text-properties fo:font-size="16pt" officeooo:rsid="0016aece" officeooo:paragraph-rsid="0016aece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8pt" officeooo:rsid="0016aece" officeooo:paragraph-rsid="0016aece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20pt" officeooo:rsid="0016aece" officeooo:paragraph-rsid="00230d81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0pt" officeooo:rsid="0016aece" officeooo:paragraph-rsid="0016aece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6aece" officeooo:paragraph-rsid="0016aece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2pt" officeooo:rsid="004def9c" officeooo:paragraph-rsid="004def9c" style:font-size-asian="22pt" style:font-size-complex="22pt"/>
    </style:style>
    <style:style style:name="P11" style:family="paragraph" style:parent-style-name="Text_20_body">
      <style:text-properties officeooo:rsid="0018d3c2" officeooo:paragraph-rsid="0018d3c2"/>
    </style:style>
    <style:style style:name="P12" style:family="paragraph" style:parent-style-name="Text_20_body">
      <style:text-properties officeooo:rsid="00199263" officeooo:paragraph-rsid="002c4c79"/>
    </style:style>
    <style:style style:name="P13" style:family="paragraph" style:parent-style-name="Text_20_body">
      <style:text-properties officeooo:rsid="00199263" officeooo:paragraph-rsid="001aecb3"/>
    </style:style>
    <style:style style:name="P14" style:family="paragraph" style:parent-style-name="Text_20_body">
      <style:text-properties officeooo:rsid="001f2bab" officeooo:paragraph-rsid="001d798f"/>
    </style:style>
    <style:style style:name="P15" style:family="paragraph" style:parent-style-name="Text_20_body">
      <style:text-properties officeooo:rsid="001f2bab" officeooo:paragraph-rsid="001f2bab"/>
    </style:style>
    <style:style style:name="P16" style:family="paragraph" style:parent-style-name="Text_20_body">
      <style:paragraph-properties fo:text-align="justify" style:justify-single-word="false"/>
      <style:text-properties officeooo:rsid="003582ca" officeooo:paragraph-rsid="003582ca"/>
    </style:style>
    <style:style style:name="P17" style:family="paragraph" style:parent-style-name="Text_20_body">
      <style:text-properties officeooo:rsid="0036f32d" officeooo:paragraph-rsid="0036f32d"/>
    </style:style>
    <style:style style:name="P18" style:family="paragraph" style:parent-style-name="Text_20_body">
      <style:text-properties officeooo:rsid="00416fdd" officeooo:paragraph-rsid="00416fdd"/>
    </style:style>
    <style:style style:name="P19" style:family="paragraph" style:parent-style-name="Text_20_body">
      <style:text-properties officeooo:rsid="00420b94" officeooo:paragraph-rsid="00420b94"/>
    </style:style>
    <style:style style:name="P20" style:family="paragraph" style:parent-style-name="Text_20_body">
      <style:text-properties officeooo:rsid="00490182" officeooo:paragraph-rsid="00490182"/>
    </style:style>
    <style:style style:name="P21" style:family="paragraph" style:parent-style-name="Text_20_body">
      <style:text-properties officeooo:rsid="0049db86" officeooo:paragraph-rsid="0049db86"/>
    </style:style>
    <style:style style:name="P22" style:family="paragraph" style:parent-style-name="Text_20_body">
      <style:text-properties officeooo:rsid="001d798f" officeooo:paragraph-rsid="001d798f"/>
    </style:style>
    <style:style style:name="P23" style:family="paragraph" style:parent-style-name="Text_20_body">
      <style:text-properties officeooo:rsid="00506c11" officeooo:paragraph-rsid="00506c11"/>
    </style:style>
    <style:style style:name="P24" style:family="paragraph" style:parent-style-name="Text_20_body">
      <style:text-properties officeooo:rsid="00525076" officeooo:paragraph-rsid="00525076"/>
    </style:style>
    <style:style style:name="P25" style:family="paragraph" style:parent-style-name="Text_20_body">
      <style:text-properties officeooo:rsid="00525076" officeooo:paragraph-rsid="0056974c"/>
    </style:style>
    <style:style style:name="P26" style:family="paragraph" style:parent-style-name="Text_20_body">
      <style:text-properties officeooo:rsid="0056974c" officeooo:paragraph-rsid="0056974c"/>
    </style:style>
    <style:style style:name="P27" style:family="paragraph" style:parent-style-name="Text_20_body">
      <style:paragraph-properties fo:text-align="end" style:justify-single-word="false" fo:break-before="page"/>
      <style:text-properties officeooo:rsid="0039f9c0" officeooo:paragraph-rsid="003582ca"/>
    </style:style>
    <style:style style:name="P28" style:family="paragraph" style:parent-style-name="Frame_20_contents">
      <style:text-properties officeooo:rsid="003b8bf2" officeooo:paragraph-rsid="003b8bf2"/>
    </style:style>
    <style:style style:name="P29" style:family="paragraph" style:parent-style-name="Lisa">
      <style:paragraph-properties fo:text-align="end" style:justify-single-word="false"/>
    </style:style>
    <style:style style:name="P30" style:family="paragraph" style:parent-style-name="Contents_20_Heading">
      <style:text-properties officeooo:rsid="0018d3c2" officeooo:paragraph-rsid="00416fdd"/>
    </style:style>
    <style:style style:name="P31" style:family="paragraph" style:parent-style-name="Contents_20_2">
      <style:paragraph-properties>
        <style:tab-stops>
          <style:tab-stop style:position="14.792cm" style:type="right" style:leader-style="dotted" style:leader-text="."/>
        </style:tab-stops>
      </style:paragraph-properties>
    </style:style>
    <style:style style:name="P32" style:family="paragraph" style:parent-style-name="Text_20_body" style:list-style-name="L1">
      <style:paragraph-properties fo:text-align="justify" style:justify-single-word="false"/>
      <style:text-properties officeooo:rsid="0038b0ca" officeooo:paragraph-rsid="0038b0ca"/>
    </style:style>
    <style:style style:name="P33" style:family="paragraph" style:parent-style-name="Text_20_body" style:list-style-name="L1">
      <style:paragraph-properties fo:text-align="justify" style:justify-single-word="false"/>
      <style:text-properties officeooo:rsid="0038f002" officeooo:paragraph-rsid="0038f002"/>
    </style:style>
    <style:style style:name="P34" style:family="paragraph" style:parent-style-name="Text_20_body" style:list-style-name="L1">
      <style:paragraph-properties fo:text-align="justify" style:justify-single-word="false"/>
      <style:text-properties officeooo:rsid="0038f002" officeooo:paragraph-rsid="0039f9c0"/>
    </style:style>
    <style:style style:name="P35" style:family="paragraph" style:parent-style-name="Text_20_body" style:list-style-name="L1">
      <style:paragraph-properties fo:text-align="justify" style:justify-single-word="false"/>
      <style:text-properties officeooo:rsid="0039f9c0" officeooo:paragraph-rsid="0039f9c0"/>
    </style:style>
    <style:style style:name="P36" style:family="paragraph" style:parent-style-name="Contents_20_3">
      <style:paragraph-properties>
        <style:tab-stops>
          <style:tab-stop style:position="14.293cm" style:type="right" style:leader-style="dotted" style:leader-text="."/>
        </style:tab-stops>
      </style:paragraph-properties>
    </style:style>
    <style:style style:name="P37" style:family="paragraph" style:parent-style-name="Standard" style:master-page-name="Standard">
      <style:paragraph-properties fo:text-align="center" style:justify-single-word="false" style:page-number="auto"/>
      <style:text-properties fo:font-size="20pt" officeooo:rsid="0016aece" officeooo:paragraph-rsid="0016aece" style:font-size-asian="20pt" style:font-size-complex="20pt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39" style:family="paragraph" style:parent-style-name="Contents_20_1">
      <style:paragraph-properties>
        <style:tab-stops>
          <style:tab-stop style:position="15.291cm" style:type="right" style:leader-style="dotted" style:leader-text="."/>
        </style:tab-stops>
      </style:paragraph-properties>
    </style:style>
    <style:style style:name="P40" style:family="paragraph" style:parent-style-name="Heading_20_1">
      <style:text-properties officeooo:rsid="0018d3c2"/>
    </style:style>
    <style:style style:name="P41" style:family="paragraph" style:parent-style-name="Heading_20_1" style:master-page-name="First_20_Page">
      <style:paragraph-properties style:page-number="auto"/>
      <style:text-properties officeooo:rsid="0018d3c2" officeooo:paragraph-rsid="0018d3c2"/>
    </style:style>
    <style:style style:name="P42" style:family="paragraph" style:parent-style-name="Heading_20_1" style:master-page-name="First_20_Page">
      <style:paragraph-properties style:page-number="auto"/>
      <style:text-properties officeooo:rsid="001922ac" officeooo:paragraph-rsid="001922ac"/>
    </style:style>
    <style:style style:name="P43" style:family="paragraph" style:parent-style-name="Heading_20_1" style:master-page-name="First_20_Page">
      <style:paragraph-properties style:page-number="auto"/>
      <style:text-properties officeooo:rsid="00199263" officeooo:paragraph-rsid="00199263"/>
    </style:style>
    <style:style style:name="P44" style:family="paragraph" style:parent-style-name="Heading_20_1" style:master-page-name="First_20_Page">
      <style:paragraph-properties style:page-number="auto"/>
      <style:text-properties officeooo:rsid="001b948a" officeooo:paragraph-rsid="001b948a"/>
    </style:style>
    <style:style style:name="P45" style:family="paragraph" style:parent-style-name="Heading_20_1" style:master-page-name="First_20_Page">
      <style:paragraph-properties style:page-number="auto"/>
      <style:text-properties officeooo:rsid="001d798f" officeooo:paragraph-rsid="001d798f"/>
    </style:style>
    <style:style style:name="P46" style:family="paragraph" style:parent-style-name="Heading_20_1" style:master-page-name="First_20_Page">
      <style:paragraph-properties style:page-number="auto"/>
      <style:text-properties officeooo:rsid="001fbc70" officeooo:paragraph-rsid="001fbc70"/>
    </style:style>
    <style:style style:name="P47" style:family="paragraph" style:parent-style-name="Heading_20_1" style:master-page-name="First_20_Page">
      <style:paragraph-properties style:page-number="auto"/>
      <style:text-properties officeooo:rsid="00340715" officeooo:paragraph-rsid="00340715"/>
    </style:style>
    <style:style style:name="P48" style:family="paragraph" style:parent-style-name="Heading_20_1" style:master-page-name="First_20_Page">
      <style:paragraph-properties fo:text-align="center" style:justify-single-word="false" style:page-number="auto"/>
      <style:text-properties officeooo:rsid="003582ca" officeooo:paragraph-rsid="003582ca"/>
    </style:style>
    <style:style style:name="P49" style:family="paragraph" style:parent-style-name="Heading_20_2">
      <style:text-properties officeooo:paragraph-rsid="001d798f"/>
    </style:style>
    <style:style style:name="P50" style:family="paragraph" style:parent-style-name="Heading_20_2">
      <style:text-properties officeooo:rsid="005143c3" officeooo:paragraph-rsid="005143c3"/>
    </style:style>
    <style:style style:name="P51" style:family="paragraph" style:parent-style-name="Heading_20_3">
      <style:text-properties officeooo:rsid="001d798f" officeooo:paragraph-rsid="001d798f"/>
    </style:style>
    <style:style style:name="P52" style:family="paragraph" style:parent-style-name="Contents_20_Heading" style:master-page-name="First_20_Page">
      <style:paragraph-properties style:page-number="auto"/>
    </style:style>
    <style:style style:name="T1" style:family="text">
      <style:text-properties officeooo:rsid="001d798f"/>
    </style:style>
    <style:style style:name="T2" style:family="text">
      <style:text-properties officeooo:rsid="001f2bab"/>
    </style:style>
    <style:style style:name="T3" style:family="text">
      <style:text-properties officeooo:rsid="0038b0ca"/>
    </style:style>
    <style:style style:name="T4" style:family="text">
      <style:text-properties officeooo:rsid="003ba37b"/>
    </style:style>
    <style:style style:name="T5" style:family="text">
      <style:text-properties officeooo:rsid="00420b94"/>
    </style:style>
    <style:style style:name="T6" style:family="text">
      <style:text-properties officeooo:rsid="00439fc9"/>
    </style:style>
    <style:style style:name="T7" style:family="text">
      <style:text-properties officeooo:rsid="0049db86"/>
    </style:style>
    <style:style style:name="T8" style:family="text">
      <style:text-properties officeooo:rsid="004def9c"/>
    </style:style>
    <style:style style:name="T9" style:family="text">
      <style:text-properties officeooo:rsid="00506c11"/>
    </style:style>
    <style:style style:name="T10" style:family="text">
      <style:text-properties officeooo:rsid="00525076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56974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56974c" style:font-style-asian="normal" style:font-style-complex="normal"/>
    </style:style>
    <style:style style:name="T15" style:family="text">
      <style:text-properties officeooo:rsid="0054bfb6"/>
    </style:style>
    <style:style style:name="T16" style:family="text">
      <style:text-properties officeooo:rsid="0056974c"/>
    </style:style>
    <style:style style:name="fr1" style:family="graphic" style:parent-style-name="Frame">
      <style:graphic-properties style:vertical-pos="from-top" style:vertical-rel="paragraph" style:horizontal-pos="center" style:horizontal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Lisa"/>
      </text:sequence-decls>
      <text:p text:style-name="P37">TALLINNA POLÜTEHNIKUM</text:p>
      <text:p text:style-name="P4">IT ja telekommunikatsioon erialaosakond</text:p>
      <text:p text:style-name="P1"/>
      <text:p text:style-name="P1"/>
      <text:p text:style-name="P1"/>
      <text:p text:style-name="P1"/>
      <text:p text:style-name="P1"/>
      <text:p text:style-name="P7">Keijo Kapp</text:p>
      <text:p text:style-name="P1"/>
      <text:p text:style-name="P10">Kõrge terviklikkusega andmete talletamise andmebaasilahenduse prototüüp</text:p>
      <text:p text:style-name="P1"/>
      <text:p text:style-name="P1"/>
      <text:p text:style-name="P8">Lõputöö</text:p>
      <text:p text:style-name="P1"/>
      <text:p text:style-name="P1"/>
      <text:p text:style-name="P1"/>
      <text:p text:style-name="P9">ARVUTID JA ARVUTIVÄRGUD</text:p>
      <text:p text:style-name="P1"/>
      <text:p text:style-name="P9">PA-12A</text:p>
      <text:p text:style-name="P1"/>
      <text:p text:style-name="P1"/>
      <text:p text:style-name="P5">Juhendaja: ...</text:p>
      <text:p text:style-name="P1"/>
      <text:p text:style-name="P1"/>
      <text:p text:style-name="P1"/>
      <text:p text:style-name="P1"/>
      <text:p text:style-name="P1"/>
      <text:p text:style-name="P6">Tallinn 2015</text:p>
      <text:p text:style-name="P38">AUTORIDEKLARATSIOON</text:p>
      <text:p text:style-name="Standard"/>
      <text:p text:style-name="Standard">Deklareerin, et käesolev lõputöö, mis on minu iseseisva töö tulemus, on esitatud Tallinna Polütehnikumi lõputunnistuse taotlemiseks Arvutid ja arvutivõrgud erialal. Lõputöö alusel ei ole varem eriala lõputunnistust taotletud.</text:p>
      <text:p text:style-name="Standard"/>
      <text:p text:style-name="Standard"/>
      <text:p text:style-name="P2">Autor Keijo Kapp …...................................</text:p>
      <text:p text:style-name="P2"><text:s text:c="37"/>(allkiri ja kuupäev)</text:p>
      <text:p text:style-name="P2"/>
      <text:p text:style-name="P2"/>
      <text:p text:style-name="P2"/>
      <text:p text:style-name="P2">Töö vastab kehtivatele nõuetele.</text:p>
      <text:p text:style-name="P2"/>
      <text:p text:style-name="P2"/>
      <text:p text:style-name="P2"/>
      <text:p text:style-name="P2">Juhendaja ..................................</text:p>
      <text:p text:style-name="P2"><text:s text:c="20"/>(allkiri ja kuupäev)</text:p>
      <text:p text:style-name="P3"/>
      <text:p text:style-name="P3"/>
      <text:p text:style-name="P3"/>
      <text:p text:style-name="P3">Juhendaja ..................................</text:p>
      <text:p text:style-name="P3"><text:s text:c="20"/>(allkiri ja kuupäev)</text:p>
      <text:p text:style-name="P30"/>
      <text:table-of-content text:style-name="Sect1" text:protected="true" text:name="Table of Contents1">
        <text:table-of-content-source text:outline-level="10">
          <text:index-title-template text:style-name="Contents_20_Heading">Sisukord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2">Sisukord</text:p>
          </text:index-title>
          <text:p text:style-name="P39"><text:a xlink:type="simple" xlink:href="#__RefHeading__295_1302403536" text:style-name="Index_20_Link" text:visited-style-name="Index_20_Link">Lühendid ja terminid<text:tab/>4</text:a></text:p>
          <text:p text:style-name="P39"><text:a xlink:type="simple" xlink:href="#__RefHeading__297_1302403536" text:style-name="Index_20_Link" text:visited-style-name="Index_20_Link">Sissejuhatus<text:tab/>5</text:a></text:p>
          <text:p text:style-name="P39"><text:a xlink:type="simple" xlink:href="#__RefHeading__299_1302403536" text:style-name="Index_20_Link" text:visited-style-name="Index_20_Link">1. Ettevõttest<text:tab/>6</text:a></text:p>
          <text:p text:style-name="P39"><text:a xlink:type="simple" xlink:href="#__RefHeading__301_1302403536" text:style-name="Index_20_Link" text:visited-style-name="Index_20_Link">2. Lahendatav probleem<text:tab/>7</text:a></text:p>
          <text:p text:style-name="P39"><text:a xlink:type="simple" xlink:href="#__RefHeading__303_1302403536" text:style-name="Index_20_Link" text:visited-style-name="Index_20_Link">3. Projekteerimine (v planeerimine?)<text:tab/>8</text:a></text:p>
          <text:p text:style-name="P31"><text:a xlink:type="simple" xlink:href="#__RefHeading__305_1302403536" text:style-name="Index_20_Link" text:visited-style-name="Index_20_Link">3.1. Nõuete analüüs<text:tab/>8</text:a></text:p>
          <text:p text:style-name="P31"><text:a xlink:type="simple" xlink:href="#__RefHeading__313_1302403536" text:style-name="Index_20_Link" text:visited-style-name="Index_20_Link">3.2. Arendusmudel<text:tab/>8</text:a></text:p>
          <text:p text:style-name="P31"><text:a xlink:type="simple" xlink:href="#__RefHeading__315_1302403536" text:style-name="Index_20_Link" text:visited-style-name="Index_20_Link">3.3. Kasutatavad tehnoloogiad<text:tab/>8</text:a></text:p>
          <text:p text:style-name="P36"><text:a xlink:type="simple" xlink:href="#__RefHeading__319_1302403536" text:style-name="Index_20_Link" text:visited-style-name="Index_20_Link">3.3.2 PostgreSQL<text:tab/>8</text:a></text:p>
          <text:p text:style-name="P39"><text:a xlink:type="simple" xlink:href="#__RefHeading__323_1302403536" text:style-name="Index_20_Link" text:visited-style-name="Index_20_Link">4. Töö teostus<text:tab/>9</text:a></text:p>
          <text:p text:style-name="P39"><text:a xlink:type="simple" xlink:href="#__RefHeading__347_1302403536" text:style-name="Index_20_Link" text:visited-style-name="Index_20_Link">Kokkuvõte<text:tab/>10</text:a></text:p>
          <text:p text:style-name="P39"><text:a xlink:type="simple" xlink:href="#__RefHeading__349_1302403536" text:style-name="Index_20_Link" text:visited-style-name="Index_20_Link">Allikad<text:tab/>11</text:a></text:p>
          <text:p text:style-name="P39"><text:a xlink:type="simple" xlink:href="#__RefHeading__351_1302403536" text:style-name="Index_20_Link" text:visited-style-name="Index_20_Link">Lisad<text:tab/>12</text:a></text:p>
        </text:index-body>
      </text:table-of-content>
      <text:h text:style-name="P40" text:outline-level="1"/>
      <text:h text:style-name="P41" text:outline-level="1"><text:bookmark-start text:name="__RefHeading__295_1302403536"/>Lühendid ja terminid<text:bookmark-end text:name="__RefHeading__295_1302403536"/></text:h>
      <text:p text:style-name="P11"/>
      <text:p text:style-name="P18">JSON – JavaScript Object Notation – <text:span text:style-name="T5">standard andmete hoidmiseks ja edastamiseks tekstikujul</text:span></text:p>
      <text:p text:style-name="P18">JSONB – JSON Binary – binaarne struktueeritud JSON vorm</text:p>
      <text:p text:style-name="P19">ISKE – Peamiselt Eesti avaliku sektori infovaradel kasutatav <text:span text:style-name="T6">k</text:span>olmeastmeline etalonturbe süsteem</text:p>
      <text:p text:style-name="P20">SK – Sertifitseerimiskeskus AS – <text:span text:style-name="T7">peamiselt krüptograafiliste võtmete sertifitseerimisteenust pakkuv ettevõte.</text:span></text:p>
      <text:p text:style-name="P21">MID – Mobiil-ID – mugavusteenus, mis võimaldab autentida ja digiallkirjastada dokumente mobiiltelefoni abil.</text:p>
      <text:h text:style-name="P42" text:outline-level="1"><text:bookmark-start text:name="__RefHeading__297_1302403536"/>Sissejuhatus<text:bookmark-end text:name="__RefHeading__297_1302403536"/></text:h>
      <text:p text:style-name="P23"/>
      <text:h text:style-name="P43" text:outline-level="1"><text:bookmark-start text:name="__RefHeading__299_1302403536"/>1. <text:span text:style-name="T9">Ettevõttest</text:span><text:bookmark-end text:name="__RefHeading__299_1302403536"/></text:h>
      <text:p text:style-name="P12"/>
      <text:h text:style-name="P43" text:outline-level="1"><text:bookmark-start text:name="__RefHeading__301_1302403536"/>2. Lahendatav probleem<text:bookmark-end text:name="__RefHeading__301_1302403536"/></text:h>
      <text:p text:style-name="P13"/>
      <text:h text:style-name="P44" text:outline-level="1"><text:bookmark-start text:name="__RefHeading__303_1302403536"/>3. Projekteerimine <text:span text:style-name="T1">(v planeerimine?)</text:span><text:bookmark-end text:name="__RefHeading__303_1302403536"/></text:h>
      <text:h text:style-name="Heading_20_2" text:outline-level="2"><text:bookmark-start text:name="__RefHeading__305_1302403536"/>3.1. <text:span text:style-name="T1">Nõuete analüüs</text:span><text:bookmark-end text:name="__RefHeading__305_1302403536"/></text:h>
      <text:h text:style-name="P49" text:outline-level="2"><text:bookmark-start text:name="__RefHeading__313_1302403536"/>3.<text:span text:style-name="T1">2</text:span>. <text:span text:style-name="T1">Arendusmudel</text:span><text:bookmark-end text:name="__RefHeading__313_1302403536"/></text:h>
      <text:h text:style-name="P49" text:outline-level="2"><text:bookmark-start text:name="__RefHeading__315_1302403536"/>3.<text:span text:style-name="T1">3</text:span>. <text:span text:style-name="T1">Kasutatavad tehnoloogiad</text:span><text:bookmark-end text:name="__RefHeading__315_1302403536"/></text:h>
      <text:p text:style-name="Text_20_body">Ma ei usu, et siia alla läheb keskkond, milles töö teostati (IDE, serveri stack), aga ma pole kindel, kuhu selle võiks kirjutada.</text:p>
      <text:h text:style-name="P51" text:outline-level="3"><text:bookmark-start text:name="__RefHeading__319_1302403536"/>3.3.2 <text:span text:style-name="T8">PostgreSQL</text:span><text:bookmark-end text:name="__RefHeading__319_1302403536"/></text:h>
      <text:p text:style-name="P22"/>
      <text:h text:style-name="P45" text:outline-level="1"><text:bookmark-start text:name="__RefHeading__323_1302403536"/>4. <text:span text:style-name="T2">Töö teostus</text:span><text:bookmark-end text:name="__RefHeading__323_1302403536"/></text:h>
      <text:p text:style-name="P14"/>
      <text:h text:style-name="P50" text:outline-level="2"><text:bookmark-start text:name="__RefHeading__337_1302403536"/><text:bookmark-end text:name="__RefHeading__337_1302403536"/></text:h>
      <text:p text:style-name="P15"/>
      <text:h text:style-name="P46" text:outline-level="1"><text:bookmark-start text:name="__RefHeading__347_1302403536"/>Kokkuvõte<text:bookmark-end text:name="__RefHeading__347_1302403536"/></text:h>
      <text:p text:style-name="P23">Lõputöö käigus uuriti erinevaid <text:span text:style-name="T10">tehnilisi </text:span>lahendusi, mida saaks kasutada andmete kõrge terviklikkuse tagamiseks. Lahenduste eesmärk oli rakendada ISKE HT.10 ja HT.?? meetmed ning tagada andmebaasis hoitavate andmete paindlikkus ja jälgitavus. Lõputöö käigus on valminud <text:span text:style-name="T10">mitmeid </text:span>teste <text:span text:style-name="T10">jõudluse mõõtmiseks ja vigade ära hoidmiseks.</text:span></text:p>
      <text:p text:style-name="P25">Ka on autor <text:span text:style-name="T16">teinud kaks parandust</text:span> suhteliselt uu<text:span text:style-name="T16">d</text:span>e DigiDoc<text:span text:style-name="T16">'i</text:span> tee<text:span text:style-name="T16">k</text:span>i nimega <text:span text:style-name="T11">digidoc4j</text:span><text:span text:style-name="T13">, </text:span><text:span text:style-name="T14">mis oli veel lõputöö alguses </text:span><text:span text:style-name="T12">beta</text:span><text:span text:style-name="T14"> arengujärgus</text:span>. Esimene muudatus <text:span text:style-name="T16">parandas koodis ebaühtsuse, mis üllatavalt põhjustas üsna raskesti tuvastatava probleemi. See probleem ei võimaldanud kasutada teeki ettevõtte poolt kasutataval platvormil.</text:span></text:p>
      <text:p text:style-name="P26">Teine parandus oli veaparandus. </text:p>
      <text:p text:style-name="P25"/>
      <text:p text:style-name="P25"><text:span text:style-name="T16"><text:s/></text:span>tegi teegi kastutataval platvormil mõnevõrra kasutatavaks ning teine muudatus oli parandus veale, mis võis tekkida teatud mittetüüpilistes olukordades.</text:p>
      <text:p text:style-name="P24">Uurimuse tulemust kasutatakse vähemalt ühe uue infosüsteemi loomisel, millel on kõrge terviklikkuse ja käideldavuse nõue. <text:span text:style-name="T15">Uurimustöö </text:span></text:p>
      <text:h text:style-name="P47" text:outline-level="1"><text:bookmark-start text:name="__RefHeading__349_1302403536"/>Allikad<text:bookmark-end text:name="__RefHeading__349_1302403536"/></text:h>
      <text:p text:style-name="P17">Autor (aasta). pealkiri [link]</text:p>
      <text:p text:style-name="P17"/>
      <text:h text:style-name="P48" text:outline-level="1"><text:bookmark-start text:name="__RefHeading__351_1302403536"/>Lisad<text:bookmark-end text:name="__RefHeading__351_1302403536"/></text:h>
      <text:p text:style-name="P27"><draw:frame draw:style-name="fr1" draw:name="Frame3" text:anchor-type="paragraph" svg:y="13.615cm" svg:width="16.551cm" draw:z-index="0"><draw:text-box fo:min-height="0.79cm"><text:p text:style-name="P29">Lisa <text:sequence text:ref-name="refLisa1" text:name="Lisa" text:formula="ooow:Lisa+1" style:num-format="1">1</text:sequence> Kood0</text:p><text:p text:style-name="P28">Kood.... 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 fo:background-color="transparent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45cm" style:type="center"/>
          <style:tab-stop style:position="15.29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645cm" style:type="center"/>
          <style:tab-stop style:position="15.291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9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293cm" style:type="right" style:leader-style="dotted" style:leader-text="."/>
        </style:tab-stops>
      </style:paragraph-properties>
    </style:style>
    <style:style style:name="Lisa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background-color="transparent" style:background-transparency="100%" draw:fill="solid" fo:padding="0.15cm" fo:border="0.06pt solid #000000" style:shadow="none" draw:shadow-opacity="100%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7.301cm" fo:margin-bottom="2.54cm" fo:margin-left="3.17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Title_20_Page" style:display-name="Title Page" style:page-layout-name="Mpm3" style:next-style-name="Firs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2:07:21.748835790</meta:creation-date>
    <dc:date>2016-01-13T15:01:00.396996046</dc:date>
    <meta:editing-duration>PT9H44M31S</meta:editing-duration>
    <meta:editing-cycles>65</meta:editing-cycles>
    <meta:generator>LibreOffice/4.2.8.2$Linux_X86_64 LibreOffice_project/420m0$Build-2</meta:generator>
    <meta:document-statistic meta:table-count="0" meta:image-count="0" meta:object-count="0" meta:page-count="13" meta:paragraph-count="59" meta:word-count="343" meta:character-count="2840" meta:non-whitespace-character-count="2466"/>
  </office:meta>
</office:document-meta>
</file>